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875" officeooo:paragraph-rsid="00060875"/>
    </style:style>
    <style:style style:name="P2" style:family="paragraph" style:parent-style-name="Standard">
      <style:text-properties officeooo:rsid="00099441" officeooo:paragraph-rsid="00099441"/>
    </style:style>
    <style:style style:name="P3" style:family="paragraph" style:parent-style-name="Standard">
      <style:text-properties officeooo:rsid="000b6e69" officeooo:paragraph-rsid="000b6e69"/>
    </style:style>
    <style:style style:name="P4" style:family="paragraph" style:parent-style-name="Standard">
      <style:text-properties officeooo:rsid="000bbe71" officeooo:paragraph-rsid="000bbe71"/>
    </style:style>
    <style:style style:name="P5" style:family="paragraph" style:parent-style-name="Standard">
      <style:text-properties officeooo:rsid="000bf3e9" officeooo:paragraph-rsid="000bf3e9"/>
    </style:style>
    <style:style style:name="T1" style:family="text">
      <style:text-properties officeooo:rsid="000765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gnore E pin</text:p>
      <text:p text:style-name="P4"/>
      <text:p text:style-name="P5">lds, uds, dtack, r/w, ce pins</text:p>
      <text:p text:style-name="P1"/>
      <text:p text:style-name="P1"><text:span text:style-name="T1">Separate</text:span> RAM/ROM w/r</text:p>
      <text:p text:style-name="P1">Check validity of addresses </text:p>
      <text:p text:style-name="P1">Read / write registers</text:p>
      <text:p text:style-name="P1"/>
      <text:p text:style-name="P1"/>
      <text:p text:style-name="P1">Menu: <text:span text:style-name="T1">pg 909</text:span></text:p>
      <text:p text:style-name="P1"/>
      <text:p text:style-name="P1">1. Read Register</text:p>
      <text:p text:style-name="P1">2. Write Register</text:p>
      <text:p text:style-name="P1">3. Read RAM</text:p>
      <text:p text:style-name="P1">4. Write RAM</text:p>
      <text:p text:style-name="P1">5. Read ROM</text:p>
      <text:p text:style-name="P1">6. Write ROM</text:p>
      <text:p text:style-name="P1">7. Load S Reg</text:p>
      <text:p text:style-name="P1">8. Run S Reg</text:p>
      <text:p text:style-name="P1"/>
      <text:p text:style-name="P1"/>
      <text:p text:style-name="P2">UI Description, menu flow</text:p>
      <text:p text:style-name="P3">CHECK SYLLAB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0:41:15.566243637</meta:creation-date>
    <dc:date>2017-01-23T13:41:20.602451259</dc:date>
    <meta:editing-duration>PT2H44M52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55" meta:character-count="266" meta:non-whitespace-character-count="226"/>
  </office:meta>
</office:document-meta>
</file>